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5-31" calcext:value-type="date">
            <text:p>31/05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31])" office:value-type="float" office:value="143.5" calcext:value-type="float">
            <text:p>143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7])" office:value-type="float" office:value="3" calcext:value-type="float">
            <text:p>3</text:p>
          </table:table-cell>
          <table:table-cell/>
          <table:table-cell table:style-name="ce4" table:formula="of:=SUM([.C$133:.C$1004])" office:value-type="float" office:value="112.25" calcext:value-type="float">
            <text:p>112,3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9])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SUM([.C$3:.C$1004])" office:value-type="float" office:value="255.75" calcext:value-type="float">
            <text:p>255,8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:.C$1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AVERAGE([.E$3:.E$1004])" office:value-type="float" office:value="3.55208333333333" calcext:value-type="float">
            <text:p>3,6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:.C$17])" office:value-type="float" office:value="5" calcext:value-type="float" table:number-columns-spanned="1" table:number-rows-spanned="2">
            <text:p>5</text:p>
          </table:table-cell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11" table:formula="of:=COUNTIF([.D$3:.D$1004];&quot;Análisis/diseño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9:.C$22])" office:value-type="float" office:value="7" calcext:value-type="float" table:number-columns-spanned="1" table:number-rows-spanned="4">
            <text:p>7</text:p>
          </table:table-cell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4];&quot;Desarrollo&quot;)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11" table:formula="of:=COUNTIF([.D$3:.D$1004];&quot;Arreglo/corrección&quot;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4:.C$2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7:.C$30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2:.C$38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40:.C$42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4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6:.C$48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50:.C$51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5:.C$5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6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2:.C$63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5:.C$6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8:.C$71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3:.C$77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9:.C$81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3:.C$86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8:.C$8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91:.C$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6:.C$98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100:.C$102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4:.C$10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9:.C$111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3:.C$11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6:.C$117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9:.C$121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3:.C$12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6:.C$131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5:.C$13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40:.C$141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3:.C$14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6:.C$148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0:.C$151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3:.C$15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6:.C$15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9:.C$160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2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4:.C$168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70:.C$171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5:.C$176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8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0:.C$181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5:.C$186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8:.C$189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91:.C$1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9" calcext:value-type="date" table:number-columns-spanned="1" table:number-rows-spanned="2">
            <text:p>09/03/2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96:.C$197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10" calcext:value-type="date">
            <text:p>10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9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6" calcext:value-type="date">
            <text:p>06/04/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7" calcext:value-type="date" table:number-columns-spanned="1" table:number-rows-spanned="2">
            <text:p>07/04/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203:.C$20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0" calcext:value-type="date" table:number-columns-spanned="1" table:number-rows-spanned="2">
            <text:p>10/04/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06:.C$20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1" calcext:value-type="date">
            <text:p>11/04/2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2" calcext:value-type="date" table:number-columns-spanned="1" table:number-rows-spanned="3">
            <text:p>12/04/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álisis/diseño</text:p>
          </table:table-cell>
          <table:table-cell table:style-name="ce14" table:formula="of:=SUM([.C$211:.C$213])" office:value-type="float" office:value="5.5" calcext:value-type="float" table:number-columns-spanned="1" table:number-rows-spanned="3">
            <text:p>5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3" calcext:value-type="date">
            <text:p>13/04/2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21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7" calcext:value-type="date">
            <text:p>17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8" calcext:value-type="date">
            <text:p>18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9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9" calcext:value-type="date">
            <text:p>19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2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20" calcext:value-type="date">
            <text:p>20/04/2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22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4" calcext:value-type="date">
            <text:p>04/07/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25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5" calcext:value-type="date" table:number-columns-spanned="1" table:number-rows-spanned="2">
            <text:p>05/07/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227:.C$228])" office:value-type="float" office:value="3.5" calcext:value-type="float" table:number-columns-spanned="1" table:number-rows-spanned="2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6" calcext:value-type="date">
            <text:p>06/07/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30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10" calcext:value-type="date">
            <text:p>10/07/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32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104834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10T13:53:17.199000000</dc:date>
    <meta:editing-duration>PT14H24M48S</meta:editing-duration>
    <meta:editing-cycles>141</meta:editing-cycles>
    <meta:generator>LibreOffice/7.4.3.2$Windows_X86_64 LibreOffice_project/1048a8393ae2eeec98dff31b5c133c5f1d08b890</meta:generator>
    <meta:document-statistic meta:table-count="1" meta:cell-count="648" meta:object-count="0"/>
  </office:meta>
</office:document-meta>
</file>